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end" style:justify-single-word="false"/>
      <style:text-properties style:font-name="Calibri"/>
    </style:style>
    <style:style style:name="P3" style:family="paragraph" style:parent-style-name="Standard">
      <style:paragraph-properties fo:text-align="end" style:justify-single-word="false"/>
      <style:text-properties style:font-name="Calibri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Calibri" fo:font-size="14pt" style:font-size-asian="14pt" style:font-size-complex="14pt"/>
    </style:style>
    <style:style style:name="P5" style:family="paragraph" style:parent-style-name="Standard">
      <style:text-properties style:font-name="Calibri" fo:font-size="12pt" style:font-size-asian="12pt" style:font-size-complex="12pt"/>
    </style:style>
    <style:style style:name="P6" style:family="paragraph" style:parent-style-name="Standard">
      <style:text-properties style:font-name="Calibri"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Calibri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<text:s text:c="3"/><text:span text:style-name="T1"><text:s/>ScicosLab Pack for Scicoslab v4.4.1 <text:s text:c="3"/></text:span></text:p>
      <text:p text:style-name="P3">Code generator for FLEX and EASYLAB </text:p>
      <text:p text:style-name="P2"><text:span text:style-name="T1">Copyright (c) 2011 Evidence Srl <text:s text:c="3"/></text:span><text:s text:c="3"/></text:p>
      <text:p text:style-name="P1"/>
      <text:p text:style-name="P1"/>
      <text:p text:style-name="P5">- Getting Started</text:p>
      <text:p text:style-name="P5"/>
      <text:p text:style-name="P4"><text:span text:style-name="T2">1. <text:s text:c="3"/>Download and install Cygwin from the </text:span><text:bookmark-start text:name="cygwin"/><text:a xlink:type="simple" xlink:href="http://www.cygwin.com/"><text:span text:style-name="T2">Cygwin site</text:span></text:a><text:bookmark-end text:name="cygwin"/><text:span text:style-name="T2"> </text:span></text:p>
      <text:p text:style-name="P5"><text:s text:c="6"/>Cygwin is required to compile the code generated from your Scicos diagram.</text:p>
      <text:p text:style-name="P5"/>
      <text:p text:style-name="P5">2. <text:s text:c="3"/>Download and install Microsoft Visual C++ 2008 from the <text:a xlink:type="simple" xlink:href="http://www.microsoft.com/express/Downloads/#2008-Visual-CPP">Microsoft Visual C++ site</text:a> </text:p>
      <text:p text:style-name="P5"><text:s text:c="6"/>It is required from the Evidence Scicoslab pack.</text:p>
      <text:p text:style-name="P5"/>
      <text:p text:style-name="P5">3. <text:s text:c="3"/>Download and install ScicosLab 4.4.1 from the <text:a xlink:type="simple" xlink:href="http://erika.tuxfamily.org/scilabscicos.html">ScicosLab site</text:a> </text:p>
      <text:p text:style-name="P5"/>
      <text:p text:style-name="P5">4. <text:s text:c="3"/>Download and install Microchip MPLAB IDE from the <text:a xlink:type="simple" xlink:href="http://www.microchip.com/stellent/idcplg?IdcService=SS_GET_PAGE&amp;nodeId=1406&amp;dDocName=en019469">MPLAB IDE site</text:a></text:p>
      <text:p text:style-name="P5"><text:s text:c="6"/>It is required to program the dsPIC microcontroller mounted on the FLEX board. </text:p>
      <text:p text:style-name="P5"><text:s text:c="6"/>Then download and install a C30 compiler, for example from the </text:p>
      <text:p text:style-name="Standard"><text:span text:style-name="T3"><text:s text:c="6"/>Microchip </text:span><text:a xlink:type="simple" xlink:href="http://www.microchip.com/stellent/idcplg?IdcService=SS_GET_PAGE&amp;nodeId=1406&amp;dDocName=en010065&amp;part=SW006012"><text:span text:style-name="T3">MPLAB C30 compiler site</text:span></text:a>. <text:span text:style-name="T3">A compiler is required to compile your projects. </text:span></text:p>
      <text:p text:style-name="P5"><text:s text:c="6"/>To program the dsPIC microcontroller you need a programmer. </text:p>
      <text:p text:style-name="P5"><text:s text:c="6"/>You can buy a programmer for dsPIC from Microchip site. </text:p>
      <text:p text:style-name="P5"><text:s text:c="6"/>Programmers suggested are: Microchip MPLAB ICD2 or Microchip MPLAB ICD3. </text:p>
      <text:p text:style-name="P5"><text:s text:c="6"/>See the <text:a xlink:type="simple" xlink:href="http://www.microchip.com/stellent/idcplg?IdcService=SS_GET_PAGE&amp;nodeId=1406&amp;dDocName=en010046">Microchip site</text:a> for more informations.</text:p>
      <text:p text:style-name="P5"><text:s text:c="6"/></text:p>
      <text:p text:style-name="P5">5. <text:s text:c="3"/>Download the latest Scicoslab pack from the <text:a xlink:type="simple" xlink:href="http://erika.tuxfamily.org/scilabscicos.html">ScicosLab pack download page</text:a>.</text:p>
      <text:p text:style-name="P5"><text:s text:c="6"/>Unzip the pack and install it with the following procedure. </text:p>
      <text:p text:style-name="P5"/>
      <text:p text:style-name="P5"/>
      <text:p text:style-name="P5">- Installation</text:p>
      <text:p text:style-name="P5"/>
      <text:p text:style-name="P5"><text:s text:c="6"/>To install and uninstall the pack execute the 'installer.sce' script into ScicosLab (File -&gt; Exec...). </text:p>
      <text:p text:style-name="P5"><text:s text:c="6"/>If needed, run ScicosLab with ADMINISTRATOR privileges. </text:p>
      <text:p text:style-name="P5"><text:s text:c="6"/>It is required if the Scicoslab main directory is in a protected path.</text:p>
      <text:p text:style-name="P5"><text:s text:c="6"/>At the end of the installation restart ScicosLab for the changes to take effect.</text:p>
      <text:p text:style-name="P5"><text:s text:c="6"/>Create and compile your first Scicos diagram as shown <text:a xlink:type="simple" xlink:href="http://erika.tuxfamily.org/wiki/index.php?title=Amazing_Ball_Control_System:_An_example_of_PID_control_and_UDP_communication">here.</text:a></text:p>
      <text:p text:style-name="P5"><text:s text:c="6"/>Then flash the microcontroller, test your application and ... have fun!</text:p>
      <text:p text:style-name="P5"/>
      <text:p text:style-name="P5">Please note, this version of the ScicosLab pack includes a stand-alone version of RT-Druid </text:p>
      <text:p text:style-name="P5">and a full version of Erika Enterprise to simplify the installation procedure. </text:p>
      <text:p text:style-name="P5"/>
      <text:p text:style-name="P5">If you have any problem please contact us using the <text:a xlink:type="simple" xlink:href="http://erika.tuxfamily.org/forum/">Erika Forum.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ds dds</meta:initial-creator>
    <meta:creation-date>2011-09-29T12:29:16</meta:creation-date>
    <dc:date>2011-09-29T12:55:37.26</dc:date>
    <dc:creator>dds dds</dc:creator>
    <meta:editing-duration>PT00H07M56S</meta:editing-duration>
    <meta:editing-cycles>4</meta:editing-cycles>
    <meta:generator>OpenOffice.org/3.1$Win32 OpenOffice.org_project/310m19$Build-9420</meta:generator>
    <meta:keyword>FLE</meta:keyword>
    <meta:keyword>EASYLAB</meta:keyword>
    <meta:keyword>Code Generator</meta:keyword>
    <meta:keyword>ScicosLab</meta:keyword>
    <dc:subject>FLEX and EASYLAB Code Generator for ScicosLab</dc:subject>
    <dc:title>FLEX and EASYLAB Code Generator for ScicosLab</dc:title>
    <meta:document-statistic meta:table-count="0" meta:image-count="0" meta:object-count="0" meta:page-count="1" meta:paragraph-count="30" meta:word-count="289" meta:character-count="1924"/>
  </office:meta>
</office:document-meta>
</file>